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9cf" officeooo:paragraph-rsid="001ab9cf"/>
    </style:style>
    <style:style style:name="P2" style:family="paragraph" style:parent-style-name="Standard">
      <style:text-properties officeooo:rsid="001ab9cf" officeooo:paragraph-rsid="001ab9cf"/>
    </style:style>
    <style:style style:name="P3" style:family="paragraph" style:parent-style-name="Standard">
      <style:text-properties officeooo:rsid="001bdce7" officeooo:paragraph-rsid="001bdce7"/>
    </style:style>
    <style:style style:name="P4" style:family="paragraph" style:parent-style-name="Standard">
      <style:text-properties officeooo:rsid="001c0f6a" officeooo:paragraph-rsid="001c0f6a"/>
    </style:style>
    <style:style style:name="T1" style:family="text">
      <style:text-properties officeooo:rsid="001bdc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Prérequis : </text:p>
      <text:p text:style-name="P1">Connexion Google Platform</text:p>
      <text:p text:style-name="P1">Activation API</text:p>
      <text:p text:style-name="P1">Générer clé (unique pour le compte)</text:p>
      <text:p text:style-name="P1"/>
      <text:p text:style-name="P1"/>
      <text:p text:style-name="P3">2) Authentification sur le programme python</text:p>
      <text:p text:style-name="P1">Recherche Doc Api → <text:span text:style-name="T1">How to → Authenticate </text:span></text:p>
      <text:p text:style-name="P1"><text:tab/><text:span text:style-name="T1">requete POST = point d’accès</text:span></text:p>
      <text:p text:style-name="P1"><text:tab/><text:span text:style-name="T1">remplacer key par la clé générée avant</text:span></text:p>
      <text:p text:style-name="P1"/>
      <text:p text:style-name="P3">3) Construction de la requete en JSON</text:p>
      <text:p text:style-name="P4">How to → Make a request</text:p>
      <text:p text:style-name="P3"/>
      <text:p text:style-name="P3">4) Récupération de la réponse</text:p>
      <text:p text:style-name="P4">How to → response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23:37.248183537</meta:creation-date>
    <dc:date>2017-06-03T11:05:30.197107714</dc:date>
    <meta:editing-duration>PT9M46S</meta:editing-duration>
    <meta:editing-cycles>5</meta:editing-cycles>
    <meta:generator>LibreOffice/5.2.2.2$Linux_X86_64 LibreOffice_project/20m0$Build-2</meta:generator>
    <meta:document-statistic meta:table-count="0" meta:image-count="0" meta:object-count="0" meta:page-count="1" meta:paragraph-count="12" meta:word-count="62" meta:character-count="348" meta:non-whitespace-character-count="294"/>
  </office:meta>
</office:document-meta>
</file>